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5000002D698CFBF01749519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061" officeooo:paragraph-rsid="001670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– Emissions de gaz à effet de serre</text:p>
      <text:p text:style-name="P1"/>
      <text:p text:style-name="P1"><draw:frame draw:style-name="fr1" draw:name="Image1" text:anchor-type="char" svg:width="17cm" svg:height="13.227cm" draw:z-index="0"><draw:image xlink:href="Pictures/10000001000003A5000002D698CFBF017495192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7T16:58:32.222000000</meta:creation-date>
    <dc:date>2025-03-17T17:02:15.833000000</dc:date>
    <meta:editing-duration>PT3M44S</meta:editing-duration>
    <meta:editing-cycles>1</meta:editing-cycles>
    <meta:document-statistic meta:table-count="0" meta:image-count="1" meta:object-count="0" meta:page-count="1" meta:paragraph-count="1" meta:word-count="8" meta:character-count="44" meta:non-whitespace-character-count="36"/>
    <meta:generator>LibreOffice/7.4.3.2$Windows_X86_64 LibreOffice_project/1048a8393ae2eeec98dff31b5c133c5f1d08b890</meta:generator>
  </office:meta>
</office:document-meta>
</file>